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 – Description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 – Diode, Schottky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 – Diode, Zener, 5.6v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office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 – Diod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</text:p>
          </table:table-cell>
          <table:table-cell office:value-type="string">
            <text:p>MFP-25BRD52-3K9</text:p>
          </table:table-cell>
          <table:table-cell office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_Bussed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T1 &lt;=10mc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apacitor_Cerami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 50v X7R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apacitor_Cerami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 50v X7R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 50v X7R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apacitor_Ceramic_Disc_D6.0mm_W2.5mm_P5.00mm</text:p>
          </table:table-cell>
          <table:table-cell office:value-type="float" office:value="2">
            <text:p>2</text:p>
          </table:table-cell>
          <table:table-cell office:value-type="string">
            <text:p>1u 50v X7R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 50v X7R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apacitor_Ceramic_Disc_D3.8mm_W2.6mm_P2.50mm</text:p>
          </table:table-cell>
          <table:table-cell office:value-type="float" office:value="7">
            <text:p>7</text:p>
          </table:table-cell>
          <table:table-cell office:value-type="string">
            <text:p>u1 50v X7R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10u 35v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47u 6.3v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 – 5V 1A LDO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office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Varistor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75915-308LF</text:p>
          </table:table-cell>
          <table:table-cell office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ual VR</text:p>
          </table:table-cell>
          <table:table-cell office:value-type="string">
            <text:p>75915-304LF</text:p>
          </table:table-cell>
          <table:table-cell office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table:style-name="ce1" office:value-type="string">
            <text:p>IXDN602PI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4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3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1/22/2018</text:date>, <text:time>22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8-01-22T22:59:21.37</dc:date>
    <dc:creator>Markel</dc:creator>
    <meta:generator>OpenOffice/4.1.3$Win32 OpenOffice.org_project/413m1$Build-9783</meta:generator>
    <meta:editing-duration>P16DT2H55M55S</meta:editing-duration>
    <meta:editing-cycles>37</meta:editing-cycles>
    <meta:document-statistic meta:table-count="2" meta:cell-count="313" meta:object-count="0"/>
  </office:meta>
</office:document-meta>
</file>